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7.2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6.3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10.54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8"/>
        <table:table-column table:style-name="co14" table:number-columns-repeated="1005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6"/>
          <table:table-cell table:style-name="ce28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0" office:value-type="string" calcext:value-type="string">
            <text:p><text:a xlink:href="python://get_header_string(data,%20'6a')" xlink:type="simple">Vs. desc.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1" table:number-columns-repeated="1005"/>
        </table:table-row>
        <table:table-row table:style-name="ro3" table:visibility="collapse">
          <table:table-cell table:style-name="ce3" office:value-type="string" calcext:value-type="string">
            <text:p>START</text:p>
          </table:table-cell>
          <table:table-cell table:style-name="ce10" table:number-columns-repeated="11"/>
          <table:table-cell table:style-name="Default"/>
          <table:table-cell table:style-name="ce10" office:value-type="string" calcext:value-type="string">
            <text:p>QUANTITY</text:p>
          </table:table-cell>
          <table:table-cell table:style-name="ce10"/>
          <table:table-cell table:style-name="Default"/>
          <table:table-cell table:style-name="ce10" table:number-columns-repeated="3"/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6" office:value-type="string" calcext:value-type="string">
            <text:p><text:a xlink:href="python://get_partic_description(line)" xlink:type="simple">get_partic_description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%20line,%200)" xlink:type="simple">OC</text:a></text:p>
          </table:table-cell>
          <table:table-cell table:style-name="ce22" office:value-type="string" calcext:value-type="string">
            <text:p><text:a xlink:href="python://get_stock_value(data,%20line,%201)" xlink:type="simple">STOCK1</text:a></text:p>
          </table:table-cell>
          <table:table-cell table:style-name="ce22" office:value-type="string" calcext:value-type="string">
            <text:p><text:a xlink:href="python://get_stock_value(data,%20line,%202)" xlink:type="simple">STOCK2</text:a></text:p>
          </table:table-cell>
          <table:table-cell table:style-name="ce24" office:value-type="string" calcext:value-type="string">
            <text:p><text:a xlink:href="python://int(line.product_uom_maked_sync_qty%20+%20line.mx_assigned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+%20line.mx_assigned_qty%20-%20line.delivered_qty)%3E0%20else%20''" xlink:type="simple">this</text:a></text:p>
          </table:table-cell>
          <table:table-cell table:style-name="ce29" office:value-type="string" calcext:value-type="string">
            <text:p><text:a xlink:href="python://get_partner_note(line.order_id.partner_id.id,%20'Produzione')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4"/>
          <table:table-cell table:style-name="ce30"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2">
          <table:table-cell table:style-name="ce8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2:42:20.51500256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ebrush </meta:initial-creator>
    <meta:creation-date>2015-07-09T16:50:28.780742411</meta:creation-date>
    <meta:generator>LibreOffice/24.8.4.2$Linux_X86_64 LibreOffice_project/3e97788786b20d724e2ed0ea7a111abce73cab63</meta:generator>
    <dc:date>2025-02-19T14:08:32.295302960</dc:date>
    <meta:editing-duration>PT4H36M22S</meta:editing-duration>
    <meta:editing-cycles>66</meta:editing-cycles>
    <meta:document-statistic meta:table-count="1" meta:cell-count="42" meta:object-count="0"/>
  </office:meta>
</office:document-meta>
</file>